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5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879cm"/>
    </style:style>
    <style:style style:name="co5" style:family="table-column">
      <style:table-column-properties fo:break-before="auto" style:column-width="2.72cm"/>
    </style:style>
    <style:style style:name="co6" style:family="table-column">
      <style:table-column-properties fo:break-before="auto" style:column-width="3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 style:data-style-name="N2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fo:background-color="#eeeeee" fo:border="0.74pt solid #000000"/>
    </style:style>
    <style:style style:name="ce28" style:family="table-cell" style:parent-style-name="Default" style:data-style-name="N2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74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Auxiliar.$D$4:.$D$6])" table:allow-empty-cell="true" table:display-list="unsorted" table:base-cell-address="Datos.D5">
          <table:error-message table:message-type="stop" table:display="true"/>
        </table:content-validation>
      </table:content-validations>
      <table:table table:name="Datos" table:style-name="ta1">
        <table:table-column table:style-name="co1" table:number-columns-repeated="2" table:default-cell-style-name="Default"/>
        <table:table-column table:style-name="co1" table:number-columns-repeated="4" table:default-cell-style-name="ce9"/>
        <table:table-row table:style-name="ro1" table:number-rows-repeated="3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Concepto</text:p>
          </table:table-cell>
          <table:table-cell table:style-name="ce6" office:value-type="string" calcext:value-type="string">
            <text:p>Unidades</text:p>
          </table:table-cell>
          <table:table-cell table:style-name="ce6" office:value-type="string" calcext:value-type="string">
            <text:p>Preci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content-validation-name="val1" office:value-type="string" calcext:value-type="string">
            <text:p>Inicial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content-validation-name="val1" office:value-type="string" calcext:value-type="string">
            <text:p>Vende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content-validation-name="val1" office:value-type="string" calcext:value-type="string">
            <text:p>Compr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content-validation-name="val1" office:value-type="string" calcext:value-type="string">
            <text:p>Compr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content-validation-name="val1" office:value-type="string" calcext:value-type="string">
            <text:p>Vende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content-validation-name="val1" office:value-type="string" calcext:value-type="string">
            <text:p>Vende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table:content-validation-name="val1"/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content-validation-name="val1"/>
          <table:table-cell table:number-columns-repeated="2"/>
        </table:table-row>
      </table:table>
      <table:table table:name="Inventario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ce14"/>
        <table:table-column table:style-name="co1" table:number-columns-repeated="9" table:default-cell-style-name="ce23"/>
        <table:table-column table:style-name="co1" table:default-cell-style-name="ce26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row table:style-name="ro1" table:number-rows-repeated="4">
          <table:table-cell/>
          <table:table-cell table:style-name="Default" table:number-columns-repeated="1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3"/>
          <table:table-cell table:style-name="ce21" office:value-type="string" calcext:value-type="string" table:number-columns-spanned="3" table:number-rows-spanned="1">
            <text:p>Entradas</text:p>
          </table:table-cell>
          <table:covered-table-cell table:number-columns-repeated="2" table:style-name="ce7"/>
          <table:table-cell table:style-name="ce21" office:value-type="string" calcext:value-type="string" table:number-columns-spanned="3" table:number-rows-spanned="1">
            <text:p>Ventas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macén</text:p>
          </table:table-cell>
          <table:covered-table-cell table:number-columns-repeated="2" table:style-name="ce7"/>
          <table:table-cell table:style-name="Default"/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Concepto</text:p>
          </table:table-cell>
          <table:table-cell table:style-name="ce5" office:value-type="string" calcext:value-type="string">
            <text:p>Unidades</text:p>
          </table:table-cell>
          <table:table-cell table:style-name="ce5" office:value-type="string" calcext:value-type="string">
            <text:p>Precio</text:p>
          </table:table-cell>
          <table:table-cell table:style-name="ce5" office:value-type="string" calcext:value-type="string">
            <text:p>Total</text:p>
          </table:table-cell>
          <table:table-cell table:style-name="ce11" office:value-type="string" calcext:value-type="string">
            <text:p>Unidades</text:p>
          </table:table-cell>
          <table:table-cell table:style-name="ce11" office:value-type="string" calcext:value-type="string">
            <text:p>Precio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Unidades</text:p>
          </table:table-cell>
          <table:table-cell table:style-name="ce5" office:value-type="string" calcext:value-type="string">
            <text:p>Precio</text:p>
          </table:table-cell>
          <table:table-cell table:style-name="ce5" office:value-type="string" calcext:value-type="string">
            <text:p>Total</text:p>
          </table:table-cell>
          <table:table-cell table:style-name="ce11" office:value-type="string" calcext:value-type="string">
            <text:p>Finales</text:p>
          </table:table-cell>
          <table:table-cell table:number-columns-repeated="8"/>
        </table:table-row>
        <table:table-row table:style-name="ro1">
          <table:table-cell table:formula="of:=[$Datos.B5]" office:value-type="float" office:value="1" calcext:value-type="float">
            <text:p>1</text:p>
          </table:table-cell>
          <table:table-cell table:formula="of:=IF([$Datos.C5]=&quot;&quot;;&quot;&quot;;[$Datos.C5])" office:value-type="string" office:string-value="A" calcext:value-type="string">
            <text:p>A</text:p>
          </table:table-cell>
          <table:table-cell table:formula="of:=IF([$Datos.D5]=&quot;&quot;;&quot;&quot;;[$Datos.D5])" office:value-type="string" office:string-value="Inicial" calcext:value-type="string">
            <text:p>Inicial</text:p>
          </table:table-cell>
          <table:table-cell table:formula="of:=IF([.C7]=&quot;Compra&quot;;[$Datos.E5];&quot;&quot;)">
            <text:p/>
          </table:table-cell>
          <table:table-cell table:formula="of:=IF([.C7]=&quot;Compra&quot;;[$Datos.F5];&quot;&quot;)">
            <text:p/>
          </table:table-cell>
          <table:table-cell table:formula="of:=IF([.C7]=&quot;Compra&quot;;[.D7]*[.E7];&quot;&quot;)">
            <text:p/>
          </table:table-cell>
          <table:table-cell table:formula="of:=IF([.C7]=&quot;Vende&quot;;[$Datos.E5];&quot;&quot;)">
            <text:p/>
          </table:table-cell>
          <table:table-cell table:number-columns-repeated="2"/>
          <table:table-cell table:formula="of:=IF([.C7]=&quot;Inicial&quot;;[$Datos.E5];&quot;&quot;)" office:value-type="float" office:value="40" calcext:value-type="float">
            <text:p>40,00</text:p>
          </table:table-cell>
          <table:table-cell table:formula="of:=IF([.C7]=&quot;Inicial&quot;;[$Datos.F5];&quot;&quot;)" office:value-type="float" office:value="5" calcext:value-type="float">
            <text:p>5,00</text:p>
          </table:table-cell>
          <table:table-cell table:formula="of:=IF([.C7]=&quot;Inicial&quot;;[.J7]*[.K7];&quot;&quot;)" office:value-type="float" office:value="200" calcext:value-type="float">
            <text:p>200,00</text:p>
          </table:table-cell>
          <table:table-cell table:formula="of:=IF([.L8]=&quot;&quot;;[.L7];&quot;&quot;)">
            <text:p/>
          </table:table-cell>
          <table:table-cell table:number-columns-repeated="8"/>
        </table:table-row>
        <table:table-row table:style-name="ro1">
          <table:table-cell table:formula="of:=[$Datos.B6]" office:value-type="float" office:value="2" calcext:value-type="float">
            <text:p>2</text:p>
          </table:table-cell>
          <table:table-cell table:formula="of:=IF([$Datos.C6]=&quot;&quot;;&quot;&quot;;[$Datos.C6])" office:value-type="string" office:string-value="B" calcext:value-type="string">
            <text:p>B</text:p>
          </table:table-cell>
          <table:table-cell table:formula="of:=IF([$Datos.D6]=&quot;&quot;;&quot;&quot;;[$Datos.D6])" office:value-type="string" office:string-value="Vende" calcext:value-type="string">
            <text:p>Vende</text:p>
          </table:table-cell>
          <table:table-cell table:formula="of:=IF([.C8]=&quot;Compra&quot;;[$Datos.E6];&quot;&quot;)">
            <text:p/>
          </table:table-cell>
          <table:table-cell table:formula="of:=IF([.C8]=&quot;Compra&quot;;[$Datos.F6];&quot;&quot;)">
            <text:p/>
          </table:table-cell>
          <table:table-cell table:formula="of:=IF([.C8]=&quot;Compra&quot;;[.D8]*[.E8];&quot;&quot;)">
            <text:p/>
          </table:table-cell>
          <table:table-cell table:formula="of:=IF([.C8]=&quot;Vende&quot;;[$Datos.E6];&quot;&quot;)" office:value-type="float" office:value="25" calcext:value-type="float">
            <text:p>25,00</text:p>
          </table:table-cell>
          <table:table-cell table:formula="of:=IF([.C8]=&quot;Vende&quot;;[.K7];&quot;&quot;)" office:value-type="float" office:value="5" calcext:value-type="float">
            <text:p>5,00</text:p>
          </table:table-cell>
          <table:table-cell table:formula="of:=IF([.G8]=&quot;&quot;;&quot;&quot;;IF([.H8]=&quot;&quot;;&quot;&quot;;[.G8]*[.H8]))" office:value-type="float" office:value="125" calcext:value-type="float">
            <text:p>125,00</text:p>
          </table:table-cell>
          <table:table-cell table:formula="of:=IF([.C8]=&quot;Vende&quot;;IF([.J7]=&quot;&quot;;&quot;&quot;;IF([.G8]=&quot;&quot;;&quot;&quot;;[.J7]-[.G8]));IF([.C8]=&quot;Compra&quot;;IF([.J7]=&quot;&quot;;&quot;&quot;;IF([.D8]=&quot;&quot;;&quot;&quot;;[.J7]+[.D8]));&quot;&quot;))" office:value-type="float" office:value="15" calcext:value-type="float">
            <text:p>15,00</text:p>
          </table:table-cell>
          <table:table-cell table:formula="of:=IF([.J8]=&quot;&quot;;&quot;&quot;;IF([.L8]=&quot;&quot;;&quot;&quot;;[.L8]/[.J8]))" office:value-type="float" office:value="5" calcext:value-type="float">
            <text:p>5,00</text:p>
          </table:table-cell>
          <table:table-cell table:formula="of:=IF([.C8]=&quot;Vende&quot;;IF([.L7]=&quot;&quot;;&quot;&quot;;IF([.I8]=&quot;&quot;;&quot;&quot;;[.L7]-[.I8]));IF([.C8]=&quot;Compra&quot;;IF([.L7]=&quot;&quot;;&quot;&quot;;IF([.F8]=&quot;&quot;;&quot;&quot;;[.L7]+[.F8]));&quot;&quot;))" office:value-type="float" office:value="75" calcext:value-type="float">
            <text:p>75,00</text:p>
          </table:table-cell>
          <table:table-cell table:formula="of:=IF([.L9]=&quot;&quot;;[.L8];&quot;&quot;)">
            <text:p/>
          </table:table-cell>
          <table:table-cell table:number-columns-repeated="8"/>
        </table:table-row>
        <table:table-row table:style-name="ro1">
          <table:table-cell table:formula="of:=[$Datos.B7]" office:value-type="float" office:value="3" calcext:value-type="float">
            <text:p>3</text:p>
          </table:table-cell>
          <table:table-cell table:formula="of:=IF([$Datos.C7]=&quot;&quot;;&quot;&quot;;[$Datos.C7])" office:value-type="string" office:string-value="C" calcext:value-type="string">
            <text:p>C</text:p>
          </table:table-cell>
          <table:table-cell table:formula="of:=IF([$Datos.D7]=&quot;&quot;;&quot;&quot;;[$Datos.D7])" office:value-type="string" office:string-value="Compra" calcext:value-type="string">
            <text:p>Compra</text:p>
          </table:table-cell>
          <table:table-cell table:formula="of:=IF([.C9]=&quot;Compra&quot;;[$Datos.E7];&quot;&quot;)" office:value-type="float" office:value="10" calcext:value-type="float">
            <text:p>10,00</text:p>
          </table:table-cell>
          <table:table-cell table:formula="of:=IF([.C9]=&quot;Compra&quot;;[$Datos.F7];&quot;&quot;)" office:value-type="float" office:value="4" calcext:value-type="float">
            <text:p>4,00</text:p>
          </table:table-cell>
          <table:table-cell table:formula="of:=IF([.C9]=&quot;Compra&quot;;[.D9]*[.E9];&quot;&quot;)" office:value-type="float" office:value="40" calcext:value-type="float">
            <text:p>40,00</text:p>
          </table:table-cell>
          <table:table-cell table:formula="of:=IF([.C9]=&quot;Vende&quot;;[$Datos.E7];&quot;&quot;)">
            <text:p/>
          </table:table-cell>
          <table:table-cell table:formula="of:=IF([.C9]=&quot;Vende&quot;;[.K8];&quot;&quot;)">
            <text:p/>
          </table:table-cell>
          <table:table-cell table:formula="of:=IF([.G9]=&quot;&quot;;&quot;&quot;;IF([.H9]=&quot;&quot;;&quot;&quot;;[.G9]*[.H9]))">
            <text:p/>
          </table:table-cell>
          <table:table-cell table:formula="of:=IF([.C9]=&quot;Vende&quot;;IF([.J8]=&quot;&quot;;&quot;&quot;;IF([.G9]=&quot;&quot;;&quot;&quot;;[.J8]-[.G9]));IF([.C9]=&quot;Compra&quot;;IF([.J8]=&quot;&quot;;&quot;&quot;;IF([.D9]=&quot;&quot;;&quot;&quot;;[.J8]+[.D9]));&quot;&quot;))" office:value-type="float" office:value="25" calcext:value-type="float">
            <text:p>25,00</text:p>
          </table:table-cell>
          <table:table-cell table:formula="of:=IF([.J9]=&quot;&quot;;&quot;&quot;;IF([.L9]=&quot;&quot;;&quot;&quot;;[.L9]/[.J9]))" office:value-type="float" office:value="4.6" calcext:value-type="float">
            <text:p>4,60</text:p>
          </table:table-cell>
          <table:table-cell table:formula="of:=IF([.C9]=&quot;Vende&quot;;IF([.L8]=&quot;&quot;;&quot;&quot;;IF([.I9]=&quot;&quot;;&quot;&quot;;[.L8]-[.I9]));IF([.C9]=&quot;Compra&quot;;IF([.L8]=&quot;&quot;;&quot;&quot;;IF([.F9]=&quot;&quot;;&quot;&quot;;[.L8]+[.F9]));&quot;&quot;))" office:value-type="float" office:value="115" calcext:value-type="float">
            <text:p>115,00</text:p>
          </table:table-cell>
          <table:table-cell table:formula="of:=IF([.L10]=&quot;&quot;;[.L9];&quot;&quot;)">
            <text:p/>
          </table:table-cell>
          <table:table-cell/>
          <table:table-cell table:formula="of:=IF([.L9]=0;[.L8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8]" office:value-type="float" office:value="4" calcext:value-type="float">
            <text:p>4</text:p>
          </table:table-cell>
          <table:table-cell table:formula="of:=IF([$Datos.C8]=&quot;&quot;;&quot;&quot;;[$Datos.C8])" office:value-type="string" office:string-value="D" calcext:value-type="string">
            <text:p>D</text:p>
          </table:table-cell>
          <table:table-cell table:formula="of:=IF([$Datos.D8]=&quot;&quot;;&quot;&quot;;[$Datos.D8])" office:value-type="string" office:string-value="Compra" calcext:value-type="string">
            <text:p>Compra</text:p>
          </table:table-cell>
          <table:table-cell table:formula="of:=IF([.C10]=&quot;Compra&quot;;[$Datos.E8];&quot;&quot;)" office:value-type="float" office:value="15" calcext:value-type="float">
            <text:p>15,00</text:p>
          </table:table-cell>
          <table:table-cell table:formula="of:=IF([.C10]=&quot;Compra&quot;;[$Datos.F8];&quot;&quot;)" office:value-type="float" office:value="8" calcext:value-type="float">
            <text:p>8,00</text:p>
          </table:table-cell>
          <table:table-cell table:formula="of:=IF([.C10]=&quot;Compra&quot;;[.D10]*[.E10];&quot;&quot;)" office:value-type="float" office:value="120" calcext:value-type="float">
            <text:p>120,00</text:p>
          </table:table-cell>
          <table:table-cell table:formula="of:=IF([.C10]=&quot;Vende&quot;;[$Datos.E8];&quot;&quot;)">
            <text:p/>
          </table:table-cell>
          <table:table-cell table:formula="of:=IF([.C10]=&quot;Vende&quot;;[.K9];&quot;&quot;)">
            <text:p/>
          </table:table-cell>
          <table:table-cell table:formula="of:=IF([.G10]=&quot;&quot;;&quot;&quot;;IF([.H10]=&quot;&quot;;&quot;&quot;;[.G10]*[.H10]))">
            <text:p/>
          </table:table-cell>
          <table:table-cell table:formula="of:=IF([.C10]=&quot;Vende&quot;;IF([.J9]=&quot;&quot;;&quot;&quot;;IF([.G10]=&quot;&quot;;&quot;&quot;;[.J9]-[.G10]));IF([.C10]=&quot;Compra&quot;;IF([.J9]=&quot;&quot;;&quot;&quot;;IF([.D10]=&quot;&quot;;&quot;&quot;;[.J9]+[.D10]));&quot;&quot;))" office:value-type="float" office:value="40" calcext:value-type="float">
            <text:p>40,00</text:p>
          </table:table-cell>
          <table:table-cell table:formula="of:=IF([.J10]=&quot;&quot;;&quot;&quot;;IF([.L10]=&quot;&quot;;&quot;&quot;;[.L10]/[.J10]))" office:value-type="float" office:value="5.875" calcext:value-type="float">
            <text:p>5,88</text:p>
          </table:table-cell>
          <table:table-cell table:formula="of:=IF([.C10]=&quot;Vende&quot;;IF([.L9]=&quot;&quot;;&quot;&quot;;IF([.I10]=&quot;&quot;;&quot;&quot;;[.L9]-[.I10]));IF([.C10]=&quot;Compra&quot;;IF([.L9]=&quot;&quot;;&quot;&quot;;IF([.F10]=&quot;&quot;;&quot;&quot;;[.L9]+[.F10]));&quot;&quot;))" office:value-type="float" office:value="235" calcext:value-type="float">
            <text:p>235,00</text:p>
          </table:table-cell>
          <table:table-cell table:formula="of:=IF([.L11]=&quot;&quot;;[.L10];&quot;&quot;)">
            <text:p/>
          </table:table-cell>
          <table:table-cell/>
          <table:table-cell table:formula="of:=IF([.L10]=0;[.L9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9]" office:value-type="float" office:value="5" calcext:value-type="float">
            <text:p>5</text:p>
          </table:table-cell>
          <table:table-cell table:formula="of:=IF([$Datos.C9]=&quot;&quot;;&quot;&quot;;[$Datos.C9])" office:value-type="string" office:string-value="E" calcext:value-type="string">
            <text:p>E</text:p>
          </table:table-cell>
          <table:table-cell table:formula="of:=IF([$Datos.D9]=&quot;&quot;;&quot;&quot;;[$Datos.D9])" office:value-type="string" office:string-value="Vende" calcext:value-type="string">
            <text:p>Vende</text:p>
          </table:table-cell>
          <table:table-cell table:formula="of:=IF([.C11]=&quot;Compra&quot;;[$Datos.E9];&quot;&quot;)">
            <text:p/>
          </table:table-cell>
          <table:table-cell table:formula="of:=IF([.C11]=&quot;Compra&quot;;[$Datos.F9];&quot;&quot;)">
            <text:p/>
          </table:table-cell>
          <table:table-cell table:formula="of:=IF([.C11]=&quot;Compra&quot;;[.D11]*[.E11];&quot;&quot;)">
            <text:p/>
          </table:table-cell>
          <table:table-cell table:formula="of:=IF([.C11]=&quot;Vende&quot;;[$Datos.E9];&quot;&quot;)" office:value-type="float" office:value="30" calcext:value-type="float">
            <text:p>30,00</text:p>
          </table:table-cell>
          <table:table-cell table:formula="of:=IF([.C11]=&quot;Vende&quot;;[.K10];&quot;&quot;)" office:value-type="float" office:value="5.875" calcext:value-type="float">
            <text:p>5,88</text:p>
          </table:table-cell>
          <table:table-cell table:formula="of:=IF([.G11]=&quot;&quot;;&quot;&quot;;IF([.H11]=&quot;&quot;;&quot;&quot;;[.G11]*[.H11]))" office:value-type="float" office:value="176.25" calcext:value-type="float">
            <text:p>176,25</text:p>
          </table:table-cell>
          <table:table-cell table:formula="of:=IF([.C11]=&quot;Vende&quot;;IF([.J10]=&quot;&quot;;&quot;&quot;;IF([.G11]=&quot;&quot;;&quot;&quot;;[.J10]-[.G11]));IF([.C11]=&quot;Compra&quot;;IF([.J10]=&quot;&quot;;&quot;&quot;;IF([.D11]=&quot;&quot;;&quot;&quot;;[.J10]+[.D11]));&quot;&quot;))" office:value-type="float" office:value="10" calcext:value-type="float">
            <text:p>10,00</text:p>
          </table:table-cell>
          <table:table-cell table:formula="of:=IF([.J11]=&quot;&quot;;&quot;&quot;;IF([.L11]=&quot;&quot;;&quot;&quot;;[.L11]/[.J11]))" office:value-type="float" office:value="5.875" calcext:value-type="float">
            <text:p>5,88</text:p>
          </table:table-cell>
          <table:table-cell table:formula="of:=IF([.C11]=&quot;Vende&quot;;IF([.L10]=&quot;&quot;;&quot;&quot;;IF([.I11]=&quot;&quot;;&quot;&quot;;[.L10]-[.I11]));IF([.C11]=&quot;Compra&quot;;IF([.L10]=&quot;&quot;;&quot;&quot;;IF([.F11]=&quot;&quot;;&quot;&quot;;[.L10]+[.F11]));&quot;&quot;))" office:value-type="float" office:value="58.75" calcext:value-type="float">
            <text:p>58,75</text:p>
          </table:table-cell>
          <table:table-cell table:formula="of:=IF([.L12]=&quot;&quot;;[.L11];&quot;&quot;)">
            <text:p/>
          </table:table-cell>
          <table:table-cell/>
          <table:table-cell table:formula="of:=IF([.L11]=0;[.L10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10]" office:value-type="float" office:value="6" calcext:value-type="float">
            <text:p>6</text:p>
          </table:table-cell>
          <table:table-cell table:formula="of:=IF([$Datos.C10]=&quot;&quot;;&quot;&quot;;[$Datos.C10])" office:value-type="string" office:string-value="F" calcext:value-type="string">
            <text:p>F</text:p>
          </table:table-cell>
          <table:table-cell table:formula="of:=IF([$Datos.D10]=&quot;&quot;;&quot;&quot;;[$Datos.D10])" office:value-type="string" office:string-value="Vende" calcext:value-type="string">
            <text:p>Vende</text:p>
          </table:table-cell>
          <table:table-cell table:formula="of:=IF([.C12]=&quot;Compra&quot;;[$Datos.E10];&quot;&quot;)">
            <text:p/>
          </table:table-cell>
          <table:table-cell table:formula="of:=IF([.C12]=&quot;Compra&quot;;[$Datos.F10];&quot;&quot;)">
            <text:p/>
          </table:table-cell>
          <table:table-cell table:formula="of:=IF([.C12]=&quot;Compra&quot;;[.D12]*[.E12];&quot;&quot;)">
            <text:p/>
          </table:table-cell>
          <table:table-cell table:formula="of:=IF([.C12]=&quot;Vende&quot;;[$Datos.E10];&quot;&quot;)" office:value-type="float" office:value="8" calcext:value-type="float">
            <text:p>8,00</text:p>
          </table:table-cell>
          <table:table-cell table:formula="of:=IF([.C12]=&quot;Vende&quot;;[.K11];&quot;&quot;)" office:value-type="float" office:value="5.875" calcext:value-type="float">
            <text:p>5,88</text:p>
          </table:table-cell>
          <table:table-cell table:formula="of:=IF([.G12]=&quot;&quot;;&quot;&quot;;IF([.H12]=&quot;&quot;;&quot;&quot;;[.G12]*[.H12]))" office:value-type="float" office:value="47" calcext:value-type="float">
            <text:p>47,00</text:p>
          </table:table-cell>
          <table:table-cell table:formula="of:=IF([.C12]=&quot;Vende&quot;;IF([.J11]=&quot;&quot;;&quot;&quot;;IF([.G12]=&quot;&quot;;&quot;&quot;;[.J11]-[.G12]));IF([.C12]=&quot;Compra&quot;;IF([.J11]=&quot;&quot;;&quot;&quot;;IF([.D12]=&quot;&quot;;&quot;&quot;;[.J11]+[.D12]));&quot;&quot;))" office:value-type="float" office:value="2" calcext:value-type="float">
            <text:p>2,00</text:p>
          </table:table-cell>
          <table:table-cell table:formula="of:=IF([.J12]=&quot;&quot;;&quot;&quot;;IF([.L12]=&quot;&quot;;&quot;&quot;;[.L12]/[.J12]))" office:value-type="float" office:value="5.875" calcext:value-type="float">
            <text:p>5,88</text:p>
          </table:table-cell>
          <table:table-cell table:formula="of:=IF([.C12]=&quot;Vende&quot;;IF([.L11]=&quot;&quot;;&quot;&quot;;IF([.I12]=&quot;&quot;;&quot;&quot;;[.L11]-[.I12]));IF([.C12]=&quot;Compra&quot;;IF([.L11]=&quot;&quot;;&quot;&quot;;IF([.F12]=&quot;&quot;;&quot;&quot;;[.L11]+[.F12]));&quot;&quot;))" office:value-type="float" office:value="11.75" calcext:value-type="float">
            <text:p>11,75</text:p>
          </table:table-cell>
          <table:table-cell table:formula="of:=IF([.L13]=&quot;&quot;;[.L12];&quot;&quot;)" office:value-type="float" office:value="11.75" calcext:value-type="float">
            <text:p>11,75</text:p>
          </table:table-cell>
          <table:table-cell/>
          <table:table-cell table:formula="of:=IF([.L12]=0;[.L11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11]" office:value-type="float" office:value="7" calcext:value-type="float">
            <text:p>7</text:p>
          </table:table-cell>
          <table:table-cell table:formula="of:=IF([$Datos.C11]=&quot;&quot;;&quot;&quot;;[$Datos.C11])">
            <text:p/>
          </table:table-cell>
          <table:table-cell table:formula="of:=IF([$Datos.D11]=&quot;&quot;;&quot;&quot;;[$Datos.D11])">
            <text:p/>
          </table:table-cell>
          <table:table-cell table:formula="of:=IF([.C13]=&quot;Compra&quot;;[$Datos.E11];&quot;&quot;)">
            <text:p/>
          </table:table-cell>
          <table:table-cell table:formula="of:=IF([.C13]=&quot;Compra&quot;;[$Datos.F11];&quot;&quot;)">
            <text:p/>
          </table:table-cell>
          <table:table-cell table:formula="of:=IF([.C13]=&quot;Compra&quot;;[.D13]*[.E13];&quot;&quot;)">
            <text:p/>
          </table:table-cell>
          <table:table-cell table:formula="of:=IF([.C13]=&quot;Vende&quot;;[$Datos.E11];&quot;&quot;)">
            <text:p/>
          </table:table-cell>
          <table:table-cell table:formula="of:=IF([.C13]=&quot;Vende&quot;;[.K12];&quot;&quot;)">
            <text:p/>
          </table:table-cell>
          <table:table-cell table:formula="of:=IF([.G13]=&quot;&quot;;&quot;&quot;;IF([.H13]=&quot;&quot;;&quot;&quot;;[.G13]*[.H13]))">
            <text:p/>
          </table:table-cell>
          <table:table-cell table:formula="of:=IF([.C13]=&quot;Vende&quot;;IF([.J12]=&quot;&quot;;&quot;&quot;;IF([.G13]=&quot;&quot;;&quot;&quot;;[.J12]-[.G13]));IF([.C13]=&quot;Compra&quot;;IF([.J12]=&quot;&quot;;&quot;&quot;;IF([.D13]=&quot;&quot;;&quot;&quot;;[.J12]+[.D13]));&quot;&quot;))">
            <text:p/>
          </table:table-cell>
          <table:table-cell table:formula="of:=IF([.J13]=&quot;&quot;;&quot;&quot;;IF([.L13]=&quot;&quot;;&quot;&quot;;[.L13]/[.J13]))">
            <text:p/>
          </table:table-cell>
          <table:table-cell table:formula="of:=IF([.C13]=&quot;Vende&quot;;IF([.L12]=&quot;&quot;;&quot;&quot;;IF([.I13]=&quot;&quot;;&quot;&quot;;[.L12]-[.I13]));IF([.C13]=&quot;Compra&quot;;IF([.L12]=&quot;&quot;;&quot;&quot;;IF([.F13]=&quot;&quot;;&quot;&quot;;[.L12]+[.F13]));&quot;&quot;))">
            <text:p/>
          </table:table-cell>
          <table:table-cell table:formula="of:=IF([.L14]=&quot;&quot;;[.L13];&quot;&quot;)">
            <text:p/>
          </table:table-cell>
          <table:table-cell/>
          <table:table-cell table:formula="of:=IF([.L13]=0;[.L12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12]" office:value-type="float" office:value="8" calcext:value-type="float">
            <text:p>8</text:p>
          </table:table-cell>
          <table:table-cell table:formula="of:=IF([$Datos.C12]=&quot;&quot;;&quot;&quot;;[$Datos.C12])">
            <text:p/>
          </table:table-cell>
          <table:table-cell table:formula="of:=IF([$Datos.D12]=&quot;&quot;;&quot;&quot;;[$Datos.D12])">
            <text:p/>
          </table:table-cell>
          <table:table-cell table:formula="of:=IF([.C14]=&quot;Compra&quot;;[$Datos.E12];&quot;&quot;)">
            <text:p/>
          </table:table-cell>
          <table:table-cell table:formula="of:=IF([.C14]=&quot;Compra&quot;;[$Datos.F12];&quot;&quot;)">
            <text:p/>
          </table:table-cell>
          <table:table-cell table:formula="of:=IF([.C14]=&quot;Compra&quot;;[.D14]*[.E14];&quot;&quot;)">
            <text:p/>
          </table:table-cell>
          <table:table-cell table:formula="of:=IF([.C14]=&quot;Vende&quot;;[$Datos.E12];&quot;&quot;)">
            <text:p/>
          </table:table-cell>
          <table:table-cell table:formula="of:=IF([.C14]=&quot;Vende&quot;;[.M6];&quot;&quot;)">
            <text:p/>
          </table:table-cell>
          <table:table-cell table:formula="of:=IF([.G14]=&quot;&quot;;&quot;&quot;;IF([.H14]=&quot;&quot;;&quot;&quot;;[.G14]*[.H14]))">
            <text:p/>
          </table:table-cell>
          <table:table-cell table:formula="of:=IF([.C14]=&quot;Vende&quot;;IF([.J13]=&quot;&quot;;&quot;&quot;;IF([.G14]=&quot;&quot;;&quot;&quot;;[.J13]-[.G14]));IF([.C14]=&quot;Compra&quot;;IF([.J13]=&quot;&quot;;&quot;&quot;;IF([.D14]=&quot;&quot;;&quot;&quot;;[.J13]+[.D14]));&quot;&quot;))">
            <text:p/>
          </table:table-cell>
          <table:table-cell table:formula="of:=IF([.J14]=&quot;&quot;;&quot;&quot;;IF([.L14]=&quot;&quot;;&quot;&quot;;[.L14]/[.J14]))">
            <text:p/>
          </table:table-cell>
          <table:table-cell table:formula="of:=IF([.C14]=&quot;Vende&quot;;IF([.L13]=&quot;&quot;;&quot;&quot;;IF([.I14]=&quot;&quot;;&quot;&quot;;[.L13]-[.I14]));IF([.C14]=&quot;Compra&quot;;IF([.L13]=&quot;&quot;;&quot;&quot;;IF([.F14]=&quot;&quot;;&quot;&quot;;[.L13]+[.F14]));&quot;&quot;))">
            <text:p/>
          </table:table-cell>
          <table:table-cell table:formula="of:=IF([.L15]=&quot;&quot;;[.L14];&quot;&quot;)">
            <text:p/>
          </table:table-cell>
          <table:table-cell/>
          <table:table-cell table:formula="of:=IF([.L14]=0;[.L13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13]" office:value-type="float" office:value="9" calcext:value-type="float">
            <text:p>9</text:p>
          </table:table-cell>
          <table:table-cell table:formula="of:=IF([$Datos.C13]=&quot;&quot;;&quot;&quot;;[$Datos.C13])">
            <text:p/>
          </table:table-cell>
          <table:table-cell table:formula="of:=IF([$Datos.D13]=&quot;&quot;;&quot;&quot;;[$Datos.D13])">
            <text:p/>
          </table:table-cell>
          <table:table-cell table:formula="of:=IF([.C15]=&quot;Compra&quot;;[$Datos.E13];&quot;&quot;)">
            <text:p/>
          </table:table-cell>
          <table:table-cell table:formula="of:=IF([.C15]=&quot;Compra&quot;;[$Datos.F13];&quot;&quot;)">
            <text:p/>
          </table:table-cell>
          <table:table-cell table:formula="of:=IF([.C15]=&quot;Compra&quot;;[.D15]*[.E15];&quot;&quot;)">
            <text:p/>
          </table:table-cell>
          <table:table-cell table:formula="of:=IF([.C15]=&quot;Vende&quot;;[$Datos.E13];&quot;&quot;)">
            <text:p/>
          </table:table-cell>
          <table:table-cell table:formula="of:=IF([.C15]=&quot;Vende&quot;;[.K14];&quot;&quot;)">
            <text:p/>
          </table:table-cell>
          <table:table-cell table:formula="of:=IF([.G15]=&quot;&quot;;&quot;&quot;;IF([.H15]=&quot;&quot;;&quot;&quot;;[.G15]*[.H15]))">
            <text:p/>
          </table:table-cell>
          <table:table-cell table:formula="of:=IF([.C15]=&quot;Vende&quot;;IF([.J14]=&quot;&quot;;&quot;&quot;;IF([.G15]=&quot;&quot;;&quot;&quot;;[.J14]-[.G15]));IF([.C15]=&quot;Compra&quot;;IF([.J14]=&quot;&quot;;&quot;&quot;;IF([.D15]=&quot;&quot;;&quot;&quot;;[.J14]+[.D15]));&quot;&quot;))">
            <text:p/>
          </table:table-cell>
          <table:table-cell table:formula="of:=IF([.J15]=&quot;&quot;;&quot;&quot;;IF([.L15]=&quot;&quot;;&quot;&quot;;[.L15]/[.J15]))">
            <text:p/>
          </table:table-cell>
          <table:table-cell table:formula="of:=IF([.C15]=&quot;Vende&quot;;IF([.L14]=&quot;&quot;;&quot;&quot;;IF([.I15]=&quot;&quot;;&quot;&quot;;[.L14]-[.I15]));IF([.C15]=&quot;Compra&quot;;IF([.L14]=&quot;&quot;;&quot;&quot;;IF([.F15]=&quot;&quot;;&quot;&quot;;[.L14]+[.F15]));&quot;&quot;))">
            <text:p/>
          </table:table-cell>
          <table:table-cell table:formula="of:=IF([.L16]=&quot;&quot;;[.L15];&quot;&quot;)">
            <text:p/>
          </table:table-cell>
          <table:table-cell/>
          <table:table-cell table:formula="of:=IF([.L15]=0;[.L14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14]" office:value-type="float" office:value="10" calcext:value-type="float">
            <text:p>10</text:p>
          </table:table-cell>
          <table:table-cell table:formula="of:=IF([$Datos.C14]=&quot;&quot;;&quot;&quot;;[$Datos.C14])">
            <text:p/>
          </table:table-cell>
          <table:table-cell table:formula="of:=IF([$Datos.D14]=&quot;&quot;;&quot;&quot;;[$Datos.D14])">
            <text:p/>
          </table:table-cell>
          <table:table-cell table:formula="of:=IF([.C16]=&quot;Compra&quot;;[$Datos.E14];&quot;&quot;)">
            <text:p/>
          </table:table-cell>
          <table:table-cell table:formula="of:=IF([.C16]=&quot;Compra&quot;;[$Datos.F14];&quot;&quot;)">
            <text:p/>
          </table:table-cell>
          <table:table-cell table:formula="of:=IF([.C16]=&quot;Compra&quot;;[.D16]*[.E16];&quot;&quot;)">
            <text:p/>
          </table:table-cell>
          <table:table-cell table:formula="of:=IF([.C16]=&quot;Vende&quot;;[$Datos.E14];&quot;&quot;)">
            <text:p/>
          </table:table-cell>
          <table:table-cell table:formula="of:=IF([.C16]=&quot;Vende&quot;;[.K15];&quot;&quot;)">
            <text:p/>
          </table:table-cell>
          <table:table-cell table:formula="of:=IF([.G16]=&quot;&quot;;&quot;&quot;;IF([.H16]=&quot;&quot;;&quot;&quot;;[.G16]*[.H16]))">
            <text:p/>
          </table:table-cell>
          <table:table-cell table:formula="of:=IF([.C16]=&quot;Vende&quot;;IF([.J15]=&quot;&quot;;&quot;&quot;;IF([.G16]=&quot;&quot;;&quot;&quot;;[.J15]-[.G16]));IF([.C16]=&quot;Compra&quot;;IF([.J15]=&quot;&quot;;&quot;&quot;;IF([.D16]=&quot;&quot;;&quot;&quot;;[.J15]+[.D16]));&quot;&quot;))">
            <text:p/>
          </table:table-cell>
          <table:table-cell table:formula="of:=IF([.J16]=&quot;&quot;;&quot;&quot;;IF([.L16]=&quot;&quot;;&quot;&quot;;[.L16]/[.J16]))">
            <text:p/>
          </table:table-cell>
          <table:table-cell table:formula="of:=IF([.C16]=&quot;Vende&quot;;IF([.L15]=&quot;&quot;;&quot;&quot;;IF([.I16]=&quot;&quot;;&quot;&quot;;[.L15]-[.I16]));IF([.C16]=&quot;Compra&quot;;IF([.L15]=&quot;&quot;;&quot;&quot;;IF([.F16]=&quot;&quot;;&quot;&quot;;[.L15]+[.F16]));&quot;&quot;))">
            <text:p/>
          </table:table-cell>
          <table:table-cell table:formula="of:=IF([.L17]=&quot;&quot;;[.L16];&quot;&quot;)">
            <text:p/>
          </table:table-cell>
          <table:table-cell/>
          <table:table-cell table:formula="of:=IF([.L16]=0;[.L15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15]" office:value-type="float" office:value="11" calcext:value-type="float">
            <text:p>11</text:p>
          </table:table-cell>
          <table:table-cell table:formula="of:=IF([$Datos.C15]=&quot;&quot;;&quot;&quot;;[$Datos.C15])">
            <text:p/>
          </table:table-cell>
          <table:table-cell table:formula="of:=IF([$Datos.D15]=&quot;&quot;;&quot;&quot;;[$Datos.D15])">
            <text:p/>
          </table:table-cell>
          <table:table-cell table:formula="of:=IF([.C17]=&quot;Compra&quot;;[$Datos.E15];&quot;&quot;)">
            <text:p/>
          </table:table-cell>
          <table:table-cell table:formula="of:=IF([.C17]=&quot;Compra&quot;;[$Datos.F15];&quot;&quot;)">
            <text:p/>
          </table:table-cell>
          <table:table-cell table:formula="of:=IF([.C17]=&quot;Compra&quot;;[.D17]*[.E17];&quot;&quot;)">
            <text:p/>
          </table:table-cell>
          <table:table-cell table:formula="of:=IF([.C17]=&quot;Vende&quot;;[$Datos.E15];&quot;&quot;)">
            <text:p/>
          </table:table-cell>
          <table:table-cell table:formula="of:=IF([.C17]=&quot;Vende&quot;;[.K16];&quot;&quot;)">
            <text:p/>
          </table:table-cell>
          <table:table-cell table:formula="of:=IF([.G17]=&quot;&quot;;&quot;&quot;;IF([.H17]=&quot;&quot;;&quot;&quot;;[.G17]*[.H17]))">
            <text:p/>
          </table:table-cell>
          <table:table-cell table:formula="of:=IF([.C17]=&quot;Vende&quot;;IF([.J16]=&quot;&quot;;&quot;&quot;;IF([.G17]=&quot;&quot;;&quot;&quot;;[.J16]-[.G17]));IF([.C17]=&quot;Compra&quot;;IF([.J16]=&quot;&quot;;&quot;&quot;;IF([.D17]=&quot;&quot;;&quot;&quot;;[.J16]+[.D17]));&quot;&quot;))">
            <text:p/>
          </table:table-cell>
          <table:table-cell table:formula="of:=IF([.J17]=&quot;&quot;;&quot;&quot;;IF([.L17]=&quot;&quot;;&quot;&quot;;[.L17]/[.J17]))">
            <text:p/>
          </table:table-cell>
          <table:table-cell table:formula="of:=IF([.C17]=&quot;Vende&quot;;IF([.L16]=&quot;&quot;;&quot;&quot;;IF([.I17]=&quot;&quot;;&quot;&quot;;[.L16]-[.I17]));IF([.C17]=&quot;Compra&quot;;IF([.L16]=&quot;&quot;;&quot;&quot;;IF([.F17]=&quot;&quot;;&quot;&quot;;[.L16]+[.F17]));&quot;&quot;))">
            <text:p/>
          </table:table-cell>
          <table:table-cell table:formula="of:=IF([.L18]=&quot;&quot;;[.L17];&quot;&quot;)">
            <text:p/>
          </table:table-cell>
          <table:table-cell/>
          <table:table-cell table:formula="of:=IF([.L17]=0;[.L16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16]" office:value-type="float" office:value="12" calcext:value-type="float">
            <text:p>12</text:p>
          </table:table-cell>
          <table:table-cell table:formula="of:=IF([$Datos.C16]=&quot;&quot;;&quot;&quot;;[$Datos.C16])">
            <text:p/>
          </table:table-cell>
          <table:table-cell table:formula="of:=IF([$Datos.D16]=&quot;&quot;;&quot;&quot;;[$Datos.D16])">
            <text:p/>
          </table:table-cell>
          <table:table-cell table:formula="of:=IF([.C18]=&quot;Compra&quot;;[$Datos.E16];&quot;&quot;)">
            <text:p/>
          </table:table-cell>
          <table:table-cell table:formula="of:=IF([.C18]=&quot;Compra&quot;;[$Datos.F16];&quot;&quot;)">
            <text:p/>
          </table:table-cell>
          <table:table-cell table:formula="of:=IF([.C18]=&quot;Compra&quot;;[.D18]*[.E18];&quot;&quot;)">
            <text:p/>
          </table:table-cell>
          <table:table-cell table:formula="of:=IF([.C18]=&quot;Vende&quot;;[$Datos.E16];&quot;&quot;)">
            <text:p/>
          </table:table-cell>
          <table:table-cell table:formula="of:=IF([.C18]=&quot;Vende&quot;;[.K17];&quot;&quot;)">
            <text:p/>
          </table:table-cell>
          <table:table-cell table:formula="of:=IF([.G18]=&quot;&quot;;&quot;&quot;;IF([.H18]=&quot;&quot;;&quot;&quot;;[.G18]*[.H18]))">
            <text:p/>
          </table:table-cell>
          <table:table-cell table:formula="of:=IF([.C18]=&quot;Vende&quot;;IF([.J17]=&quot;&quot;;&quot;&quot;;IF([.G18]=&quot;&quot;;&quot;&quot;;[.J17]-[.G18]));IF([.C18]=&quot;Compra&quot;;IF([.J17]=&quot;&quot;;&quot;&quot;;IF([.D18]=&quot;&quot;;&quot;&quot;;[.J17]+[.D18]));&quot;&quot;))">
            <text:p/>
          </table:table-cell>
          <table:table-cell table:formula="of:=IF([.J18]=&quot;&quot;;&quot;&quot;;IF([.L18]=&quot;&quot;;&quot;&quot;;[.L18]/[.J18]))">
            <text:p/>
          </table:table-cell>
          <table:table-cell table:formula="of:=IF([.C18]=&quot;Vende&quot;;IF([.L17]=&quot;&quot;;&quot;&quot;;IF([.I18]=&quot;&quot;;&quot;&quot;;[.L17]-[.I18]));IF([.C18]=&quot;Compra&quot;;IF([.L17]=&quot;&quot;;&quot;&quot;;IF([.F18]=&quot;&quot;;&quot;&quot;;[.L17]+[.F18]));&quot;&quot;))">
            <text:p/>
          </table:table-cell>
          <table:table-cell table:formula="of:=IF([.L19]=&quot;&quot;;[.L18];&quot;&quot;)">
            <text:p/>
          </table:table-cell>
          <table:table-cell/>
          <table:table-cell table:formula="of:=IF([.L18]=0;[.L17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17]" office:value-type="float" office:value="13" calcext:value-type="float">
            <text:p>13</text:p>
          </table:table-cell>
          <table:table-cell table:formula="of:=IF([$Datos.C17]=&quot;&quot;;&quot;&quot;;[$Datos.C17])">
            <text:p/>
          </table:table-cell>
          <table:table-cell table:formula="of:=IF([$Datos.D17]=&quot;&quot;;&quot;&quot;;[$Datos.D17])">
            <text:p/>
          </table:table-cell>
          <table:table-cell table:formula="of:=IF([.C19]=&quot;Compra&quot;;[$Datos.E17];&quot;&quot;)">
            <text:p/>
          </table:table-cell>
          <table:table-cell table:formula="of:=IF([.C19]=&quot;Compra&quot;;[$Datos.F17];&quot;&quot;)">
            <text:p/>
          </table:table-cell>
          <table:table-cell table:formula="of:=IF([.C19]=&quot;Compra&quot;;[.D19]*[.E19];&quot;&quot;)">
            <text:p/>
          </table:table-cell>
          <table:table-cell table:formula="of:=IF([.C19]=&quot;Vende&quot;;[$Datos.E17];&quot;&quot;)">
            <text:p/>
          </table:table-cell>
          <table:table-cell table:formula="of:=IF([.C19]=&quot;Vende&quot;;[.K18];&quot;&quot;)">
            <text:p/>
          </table:table-cell>
          <table:table-cell table:formula="of:=IF([.G19]=&quot;&quot;;&quot;&quot;;IF([.H19]=&quot;&quot;;&quot;&quot;;[.G19]*[.H19]))">
            <text:p/>
          </table:table-cell>
          <table:table-cell table:formula="of:=IF([.C19]=&quot;Vende&quot;;IF([.J18]=&quot;&quot;;&quot;&quot;;IF([.G19]=&quot;&quot;;&quot;&quot;;[.J18]-[.G19]));IF([.C19]=&quot;Compra&quot;;IF([.J18]=&quot;&quot;;&quot;&quot;;IF([.D19]=&quot;&quot;;&quot;&quot;;[.J18]+[.D19]));&quot;&quot;))">
            <text:p/>
          </table:table-cell>
          <table:table-cell table:formula="of:=IF([.J19]=&quot;&quot;;&quot;&quot;;IF([.L19]=&quot;&quot;;&quot;&quot;;[.L19]/[.J19]))">
            <text:p/>
          </table:table-cell>
          <table:table-cell table:formula="of:=IF([.C19]=&quot;Vende&quot;;IF([.L18]=&quot;&quot;;&quot;&quot;;IF([.I19]=&quot;&quot;;&quot;&quot;;[.L18]-[.I19]));IF([.C19]=&quot;Compra&quot;;IF([.L18]=&quot;&quot;;&quot;&quot;;IF([.F19]=&quot;&quot;;&quot;&quot;;[.L18]+[.F19]));&quot;&quot;))">
            <text:p/>
          </table:table-cell>
          <table:table-cell table:formula="of:=IF([.L20]=&quot;&quot;;[.L19];&quot;&quot;)">
            <text:p/>
          </table:table-cell>
          <table:table-cell/>
          <table:table-cell table:formula="of:=IF([.L19]=0;[.L18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18]" office:value-type="float" office:value="14" calcext:value-type="float">
            <text:p>14</text:p>
          </table:table-cell>
          <table:table-cell table:formula="of:=IF([$Datos.C18]=&quot;&quot;;&quot;&quot;;[$Datos.C18])">
            <text:p/>
          </table:table-cell>
          <table:table-cell table:formula="of:=IF([$Datos.D18]=&quot;&quot;;&quot;&quot;;[$Datos.D18])">
            <text:p/>
          </table:table-cell>
          <table:table-cell table:formula="of:=IF([.C20]=&quot;Compra&quot;;[$Datos.E18];&quot;&quot;)">
            <text:p/>
          </table:table-cell>
          <table:table-cell table:formula="of:=IF([.C20]=&quot;Compra&quot;;[$Datos.F18];&quot;&quot;)">
            <text:p/>
          </table:table-cell>
          <table:table-cell table:formula="of:=IF([.C20]=&quot;Compra&quot;;[.D20]*[.E20];&quot;&quot;)">
            <text:p/>
          </table:table-cell>
          <table:table-cell table:formula="of:=IF([.C20]=&quot;Vende&quot;;[$Datos.E18];&quot;&quot;)">
            <text:p/>
          </table:table-cell>
          <table:table-cell table:formula="of:=IF([.C20]=&quot;Vende&quot;;[.K19];&quot;&quot;)">
            <text:p/>
          </table:table-cell>
          <table:table-cell table:formula="of:=IF([.G20]=&quot;&quot;;&quot;&quot;;IF([.H20]=&quot;&quot;;&quot;&quot;;[.G20]*[.H20]))">
            <text:p/>
          </table:table-cell>
          <table:table-cell table:formula="of:=IF([.C20]=&quot;Vende&quot;;IF([.J19]=&quot;&quot;;&quot;&quot;;IF([.G20]=&quot;&quot;;&quot;&quot;;[.J19]-[.G20]));IF([.C20]=&quot;Compra&quot;;IF([.J19]=&quot;&quot;;&quot;&quot;;IF([.D20]=&quot;&quot;;&quot;&quot;;[.J19]+[.D20]));&quot;&quot;))">
            <text:p/>
          </table:table-cell>
          <table:table-cell table:formula="of:=IF([.J20]=&quot;&quot;;&quot;&quot;;IF([.L20]=&quot;&quot;;&quot;&quot;;[.L20]/[.J20]))">
            <text:p/>
          </table:table-cell>
          <table:table-cell table:formula="of:=IF([.C20]=&quot;Vende&quot;;IF([.L19]=&quot;&quot;;&quot;&quot;;IF([.I20]=&quot;&quot;;&quot;&quot;;[.L19]-[.I20]));IF([.C20]=&quot;Compra&quot;;IF([.L19]=&quot;&quot;;&quot;&quot;;IF([.F20]=&quot;&quot;;&quot;&quot;;[.L19]+[.F20]));&quot;&quot;))">
            <text:p/>
          </table:table-cell>
          <table:table-cell table:formula="of:=IF([.L21]=&quot;&quot;;[.L20];&quot;&quot;)">
            <text:p/>
          </table:table-cell>
          <table:table-cell/>
          <table:table-cell table:formula="of:=IF([.L20]=0;[.L19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19]" office:value-type="float" office:value="15" calcext:value-type="float">
            <text:p>15</text:p>
          </table:table-cell>
          <table:table-cell table:formula="of:=IF([$Datos.C19]=&quot;&quot;;&quot;&quot;;[$Datos.C19])">
            <text:p/>
          </table:table-cell>
          <table:table-cell table:formula="of:=IF([$Datos.D19]=&quot;&quot;;&quot;&quot;;[$Datos.D19])">
            <text:p/>
          </table:table-cell>
          <table:table-cell table:formula="of:=IF([.C21]=&quot;Compra&quot;;[$Datos.E19];&quot;&quot;)">
            <text:p/>
          </table:table-cell>
          <table:table-cell table:formula="of:=IF([.C21]=&quot;Compra&quot;;[$Datos.F19];&quot;&quot;)">
            <text:p/>
          </table:table-cell>
          <table:table-cell table:formula="of:=IF([.C21]=&quot;Compra&quot;;[.D21]*[.E21];&quot;&quot;)">
            <text:p/>
          </table:table-cell>
          <table:table-cell table:formula="of:=IF([.C21]=&quot;Vende&quot;;[$Datos.E19];&quot;&quot;)">
            <text:p/>
          </table:table-cell>
          <table:table-cell table:formula="of:=IF([.C21]=&quot;Vende&quot;;[.K20];&quot;&quot;)">
            <text:p/>
          </table:table-cell>
          <table:table-cell table:formula="of:=IF([.G21]=&quot;&quot;;&quot;&quot;;IF([.H21]=&quot;&quot;;&quot;&quot;;[.G21]*[.H21]))">
            <text:p/>
          </table:table-cell>
          <table:table-cell table:formula="of:=IF([.C21]=&quot;Vende&quot;;IF([.J20]=&quot;&quot;;&quot;&quot;;IF([.G21]=&quot;&quot;;&quot;&quot;;[.J20]-[.G21]));IF([.C21]=&quot;Compra&quot;;IF([.J20]=&quot;&quot;;&quot;&quot;;IF([.D21]=&quot;&quot;;&quot;&quot;;[.J20]+[.D21]));&quot;&quot;))">
            <text:p/>
          </table:table-cell>
          <table:table-cell table:formula="of:=IF([.J21]=&quot;&quot;;&quot;&quot;;IF([.L21]=&quot;&quot;;&quot;&quot;;[.L21]/[.J21]))">
            <text:p/>
          </table:table-cell>
          <table:table-cell table:formula="of:=IF([.C21]=&quot;Vende&quot;;IF([.L20]=&quot;&quot;;&quot;&quot;;IF([.I21]=&quot;&quot;;&quot;&quot;;[.L20]-[.I21]));IF([.C21]=&quot;Compra&quot;;IF([.L20]=&quot;&quot;;&quot;&quot;;IF([.F21]=&quot;&quot;;&quot;&quot;;[.L20]+[.F21]));&quot;&quot;))">
            <text:p/>
          </table:table-cell>
          <table:table-cell table:formula="of:=IF([.L22]=&quot;&quot;;[.L21];&quot;&quot;)">
            <text:p/>
          </table:table-cell>
          <table:table-cell/>
          <table:table-cell table:formula="of:=IF([.L21]=0;[.L20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20]" office:value-type="float" office:value="16" calcext:value-type="float">
            <text:p>16</text:p>
          </table:table-cell>
          <table:table-cell table:formula="of:=IF([$Datos.C20]=&quot;&quot;;&quot;&quot;;[$Datos.C20])">
            <text:p/>
          </table:table-cell>
          <table:table-cell table:formula="of:=IF([$Datos.D20]=&quot;&quot;;&quot;&quot;;[$Datos.D20])">
            <text:p/>
          </table:table-cell>
          <table:table-cell table:formula="of:=IF([.C22]=&quot;Compra&quot;;[$Datos.E20];&quot;&quot;)">
            <text:p/>
          </table:table-cell>
          <table:table-cell table:formula="of:=IF([.C22]=&quot;Compra&quot;;[$Datos.F20];&quot;&quot;)">
            <text:p/>
          </table:table-cell>
          <table:table-cell table:formula="of:=IF([.C22]=&quot;Compra&quot;;[.D22]*[.E22];&quot;&quot;)">
            <text:p/>
          </table:table-cell>
          <table:table-cell table:formula="of:=IF([.C22]=&quot;Vende&quot;;[$Datos.E20];&quot;&quot;)">
            <text:p/>
          </table:table-cell>
          <table:table-cell table:formula="of:=IF([.C22]=&quot;Vende&quot;;[.K21];&quot;&quot;)">
            <text:p/>
          </table:table-cell>
          <table:table-cell table:formula="of:=IF([.G22]=&quot;&quot;;&quot;&quot;;IF([.H22]=&quot;&quot;;&quot;&quot;;[.G22]*[.H22]))">
            <text:p/>
          </table:table-cell>
          <table:table-cell table:formula="of:=IF([.C22]=&quot;Vende&quot;;IF([.J21]=&quot;&quot;;&quot;&quot;;IF([.G22]=&quot;&quot;;&quot;&quot;;[.J21]-[.G22]));IF([.C22]=&quot;Compra&quot;;IF([.J21]=&quot;&quot;;&quot;&quot;;IF([.D22]=&quot;&quot;;&quot;&quot;;[.J21]+[.D22]));&quot;&quot;))">
            <text:p/>
          </table:table-cell>
          <table:table-cell table:formula="of:=IF([.J22]=&quot;&quot;;&quot;&quot;;IF([.L22]=&quot;&quot;;&quot;&quot;;[.L22]/[.J22]))">
            <text:p/>
          </table:table-cell>
          <table:table-cell table:formula="of:=IF([.C22]=&quot;Vende&quot;;IF([.L21]=&quot;&quot;;&quot;&quot;;IF([.I22]=&quot;&quot;;&quot;&quot;;[.L21]-[.I22]));IF([.C22]=&quot;Compra&quot;;IF([.L21]=&quot;&quot;;&quot;&quot;;IF([.F22]=&quot;&quot;;&quot;&quot;;[.L21]+[.F22]));&quot;&quot;))">
            <text:p/>
          </table:table-cell>
          <table:table-cell table:formula="of:=IF([.L23]=&quot;&quot;;[.L22];&quot;&quot;)">
            <text:p/>
          </table:table-cell>
          <table:table-cell/>
          <table:table-cell table:formula="of:=IF([.L22]=0;[.L21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21]" office:value-type="float" office:value="17" calcext:value-type="float">
            <text:p>17</text:p>
          </table:table-cell>
          <table:table-cell table:formula="of:=IF([$Datos.C21]=&quot;&quot;;&quot;&quot;;[$Datos.C21])">
            <text:p/>
          </table:table-cell>
          <table:table-cell table:formula="of:=IF([$Datos.D21]=&quot;&quot;;&quot;&quot;;[$Datos.D21])">
            <text:p/>
          </table:table-cell>
          <table:table-cell table:formula="of:=IF([.C23]=&quot;Compra&quot;;[$Datos.E21];&quot;&quot;)">
            <text:p/>
          </table:table-cell>
          <table:table-cell table:formula="of:=IF([.C23]=&quot;Compra&quot;;[$Datos.F21];&quot;&quot;)">
            <text:p/>
          </table:table-cell>
          <table:table-cell table:formula="of:=IF([.C23]=&quot;Compra&quot;;[.D23]*[.E23];&quot;&quot;)">
            <text:p/>
          </table:table-cell>
          <table:table-cell table:formula="of:=IF([.C23]=&quot;Vende&quot;;[$Datos.E21];&quot;&quot;)">
            <text:p/>
          </table:table-cell>
          <table:table-cell table:formula="of:=IF([.C23]=&quot;Vende&quot;;[.K22];&quot;&quot;)">
            <text:p/>
          </table:table-cell>
          <table:table-cell table:formula="of:=IF([.G23]=&quot;&quot;;&quot;&quot;;IF([.H23]=&quot;&quot;;&quot;&quot;;[.G23]*[.H23]))">
            <text:p/>
          </table:table-cell>
          <table:table-cell table:formula="of:=IF([.C23]=&quot;Vende&quot;;IF([.J22]=&quot;&quot;;&quot;&quot;;IF([.G23]=&quot;&quot;;&quot;&quot;;[.J22]-[.G23]));IF([.C23]=&quot;Compra&quot;;IF([.J22]=&quot;&quot;;&quot;&quot;;IF([.D23]=&quot;&quot;;&quot;&quot;;[.J22]+[.D23]));&quot;&quot;))">
            <text:p/>
          </table:table-cell>
          <table:table-cell table:formula="of:=IF([.J23]=&quot;&quot;;&quot;&quot;;IF([.L23]=&quot;&quot;;&quot;&quot;;[.L23]/[.J23]))">
            <text:p/>
          </table:table-cell>
          <table:table-cell table:formula="of:=IF([.C23]=&quot;Vende&quot;;IF([.L22]=&quot;&quot;;&quot;&quot;;IF([.I23]=&quot;&quot;;&quot;&quot;;[.L22]-[.I23]));IF([.C23]=&quot;Compra&quot;;IF([.L22]=&quot;&quot;;&quot;&quot;;IF([.F23]=&quot;&quot;;&quot;&quot;;[.L22]+[.F23]));&quot;&quot;))">
            <text:p/>
          </table:table-cell>
          <table:table-cell table:formula="of:=IF([.L24]=&quot;&quot;;[.L23];&quot;&quot;)">
            <text:p/>
          </table:table-cell>
          <table:table-cell/>
          <table:table-cell table:formula="of:=IF([.L23]=0;[.L22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22]" office:value-type="float" office:value="18" calcext:value-type="float">
            <text:p>18</text:p>
          </table:table-cell>
          <table:table-cell table:formula="of:=IF([$Datos.C22]=&quot;&quot;;&quot;&quot;;[$Datos.C22])">
            <text:p/>
          </table:table-cell>
          <table:table-cell table:formula="of:=IF([$Datos.D22]=&quot;&quot;;&quot;&quot;;[$Datos.D22])">
            <text:p/>
          </table:table-cell>
          <table:table-cell table:formula="of:=IF([.C24]=&quot;Compra&quot;;[$Datos.E22];&quot;&quot;)">
            <text:p/>
          </table:table-cell>
          <table:table-cell table:formula="of:=IF([.C24]=&quot;Compra&quot;;[$Datos.F22];&quot;&quot;)">
            <text:p/>
          </table:table-cell>
          <table:table-cell table:formula="of:=IF([.C24]=&quot;Compra&quot;;[.D24]*[.E24];&quot;&quot;)">
            <text:p/>
          </table:table-cell>
          <table:table-cell table:formula="of:=IF([.C24]=&quot;Vende&quot;;[$Datos.E22];&quot;&quot;)">
            <text:p/>
          </table:table-cell>
          <table:table-cell table:formula="of:=IF([.C24]=&quot;Vende&quot;;[.K23];&quot;&quot;)">
            <text:p/>
          </table:table-cell>
          <table:table-cell table:formula="of:=IF([.G24]=&quot;&quot;;&quot;&quot;;IF([.H24]=&quot;&quot;;&quot;&quot;;[.G24]*[.H24]))">
            <text:p/>
          </table:table-cell>
          <table:table-cell table:formula="of:=IF([.C24]=&quot;Vende&quot;;IF([.J23]=&quot;&quot;;&quot;&quot;;IF([.G24]=&quot;&quot;;&quot;&quot;;[.J23]-[.G24]));IF([.C24]=&quot;Compra&quot;;IF([.J23]=&quot;&quot;;&quot;&quot;;IF([.D24]=&quot;&quot;;&quot;&quot;;[.J23]+[.D24]));&quot;&quot;))">
            <text:p/>
          </table:table-cell>
          <table:table-cell table:formula="of:=IF([.J24]=&quot;&quot;;&quot;&quot;;IF([.L24]=&quot;&quot;;&quot;&quot;;[.L24]/[.J24]))">
            <text:p/>
          </table:table-cell>
          <table:table-cell table:formula="of:=IF([.C24]=&quot;Vende&quot;;IF([.L23]=&quot;&quot;;&quot;&quot;;IF([.I24]=&quot;&quot;;&quot;&quot;;[.L23]-[.I24]));IF([.C24]=&quot;Compra&quot;;IF([.L23]=&quot;&quot;;&quot;&quot;;IF([.F24]=&quot;&quot;;&quot;&quot;;[.L23]+[.F24]));&quot;&quot;))">
            <text:p/>
          </table:table-cell>
          <table:table-cell table:formula="of:=IF([.L25]=&quot;&quot;;[.L24];&quot;&quot;)">
            <text:p/>
          </table:table-cell>
          <table:table-cell/>
          <table:table-cell table:formula="of:=IF([.L24]=0;[.L23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23]" office:value-type="float" office:value="19" calcext:value-type="float">
            <text:p>19</text:p>
          </table:table-cell>
          <table:table-cell table:formula="of:=IF([$Datos.C23]=&quot;&quot;;&quot;&quot;;[$Datos.C23])">
            <text:p/>
          </table:table-cell>
          <table:table-cell table:formula="of:=IF([$Datos.D23]=&quot;&quot;;&quot;&quot;;[$Datos.D23])">
            <text:p/>
          </table:table-cell>
          <table:table-cell table:formula="of:=IF([.C25]=&quot;Compra&quot;;[$Datos.E23];&quot;&quot;)">
            <text:p/>
          </table:table-cell>
          <table:table-cell table:formula="of:=IF([.C25]=&quot;Compra&quot;;[$Datos.F23];&quot;&quot;)">
            <text:p/>
          </table:table-cell>
          <table:table-cell table:formula="of:=IF([.C25]=&quot;Compra&quot;;[.D25]*[.E25];&quot;&quot;)">
            <text:p/>
          </table:table-cell>
          <table:table-cell table:formula="of:=IF([.C25]=&quot;Vende&quot;;[$Datos.E23];&quot;&quot;)">
            <text:p/>
          </table:table-cell>
          <table:table-cell table:formula="of:=IF([.C25]=&quot;Vende&quot;;[.K24];&quot;&quot;)">
            <text:p/>
          </table:table-cell>
          <table:table-cell table:formula="of:=IF([.G25]=&quot;&quot;;&quot;&quot;;IF([.H25]=&quot;&quot;;&quot;&quot;;[.G25]*[.H25]))">
            <text:p/>
          </table:table-cell>
          <table:table-cell table:formula="of:=IF([.C25]=&quot;Vende&quot;;IF([.J24]=&quot;&quot;;&quot;&quot;;IF([.G25]=&quot;&quot;;&quot;&quot;;[.J24]-[.G25]));IF([.C25]=&quot;Compra&quot;;IF([.J24]=&quot;&quot;;&quot;&quot;;IF([.D25]=&quot;&quot;;&quot;&quot;;[.J24]+[.D25]));&quot;&quot;))">
            <text:p/>
          </table:table-cell>
          <table:table-cell table:formula="of:=IF([.J25]=&quot;&quot;;&quot;&quot;;IF([.L25]=&quot;&quot;;&quot;&quot;;[.L25]/[.J25]))">
            <text:p/>
          </table:table-cell>
          <table:table-cell table:formula="of:=IF([.C25]=&quot;Vende&quot;;IF([.L24]=&quot;&quot;;&quot;&quot;;IF([.I25]=&quot;&quot;;&quot;&quot;;[.L24]-[.I25]));IF([.C25]=&quot;Compra&quot;;IF([.L24]=&quot;&quot;;&quot;&quot;;IF([.F25]=&quot;&quot;;&quot;&quot;;[.L24]+[.F25]));&quot;&quot;))">
            <text:p/>
          </table:table-cell>
          <table:table-cell table:formula="of:=IF([.L26]=&quot;&quot;;[.L25];&quot;&quot;)">
            <text:p/>
          </table:table-cell>
          <table:table-cell/>
          <table:table-cell table:formula="of:=IF([.L25]=0;[.L24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24]" office:value-type="float" office:value="20" calcext:value-type="float">
            <text:p>20</text:p>
          </table:table-cell>
          <table:table-cell table:formula="of:=IF([$Datos.C24]=&quot;&quot;;&quot;&quot;;[$Datos.C24])">
            <text:p/>
          </table:table-cell>
          <table:table-cell table:formula="of:=IF([$Datos.D24]=&quot;&quot;;&quot;&quot;;[$Datos.D24])">
            <text:p/>
          </table:table-cell>
          <table:table-cell table:formula="of:=IF([.C26]=&quot;Compra&quot;;[$Datos.E24];&quot;&quot;)">
            <text:p/>
          </table:table-cell>
          <table:table-cell table:formula="of:=IF([.C26]=&quot;Compra&quot;;[$Datos.F24];&quot;&quot;)">
            <text:p/>
          </table:table-cell>
          <table:table-cell table:formula="of:=IF([.C26]=&quot;Compra&quot;;[.D26]*[.E26];&quot;&quot;)">
            <text:p/>
          </table:table-cell>
          <table:table-cell table:formula="of:=IF([.C26]=&quot;Vende&quot;;[$Datos.E24];&quot;&quot;)">
            <text:p/>
          </table:table-cell>
          <table:table-cell table:formula="of:=IF([.C26]=&quot;Vende&quot;;[.K25];&quot;&quot;)">
            <text:p/>
          </table:table-cell>
          <table:table-cell table:formula="of:=IF([.G26]=&quot;&quot;;&quot;&quot;;IF([.H26]=&quot;&quot;;&quot;&quot;;[.G26]*[.H26]))">
            <text:p/>
          </table:table-cell>
          <table:table-cell table:formula="of:=IF([.C26]=&quot;Vende&quot;;IF([.J25]=&quot;&quot;;&quot;&quot;;IF([.G26]=&quot;&quot;;&quot;&quot;;[.J25]-[.G26]));IF([.C26]=&quot;Compra&quot;;IF([.J25]=&quot;&quot;;&quot;&quot;;IF([.D26]=&quot;&quot;;&quot;&quot;;[.J25]+[.D26]));&quot;&quot;))">
            <text:p/>
          </table:table-cell>
          <table:table-cell table:formula="of:=IF([.J26]=&quot;&quot;;&quot;&quot;;IF([.L26]=&quot;&quot;;&quot;&quot;;[.L26]/[.J26]))">
            <text:p/>
          </table:table-cell>
          <table:table-cell table:formula="of:=IF([.C26]=&quot;Vende&quot;;IF([.L25]=&quot;&quot;;&quot;&quot;;IF([.I26]=&quot;&quot;;&quot;&quot;;[.L25]-[.I26]));IF([.C26]=&quot;Compra&quot;;IF([.L25]=&quot;&quot;;&quot;&quot;;IF([.F26]=&quot;&quot;;&quot;&quot;;[.L25]+[.F26]));&quot;&quot;))">
            <text:p/>
          </table:table-cell>
          <table:table-cell table:formula="of:=IF([.L27]=&quot;&quot;;[.L26];&quot;&quot;)">
            <text:p/>
          </table:table-cell>
          <table:table-cell/>
          <table:table-cell table:formula="of:=IF([.L26]=0;[.L25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25]" office:value-type="float" office:value="21" calcext:value-type="float">
            <text:p>21</text:p>
          </table:table-cell>
          <table:table-cell table:formula="of:=IF([$Datos.C25]=&quot;&quot;;&quot;&quot;;[$Datos.C25])">
            <text:p/>
          </table:table-cell>
          <table:table-cell table:formula="of:=IF([$Datos.D25]=&quot;&quot;;&quot;&quot;;[$Datos.D25])">
            <text:p/>
          </table:table-cell>
          <table:table-cell table:formula="of:=IF([.C27]=&quot;Compra&quot;;[$Datos.E25];&quot;&quot;)">
            <text:p/>
          </table:table-cell>
          <table:table-cell table:formula="of:=IF([.C27]=&quot;Compra&quot;;[$Datos.F25];&quot;&quot;)">
            <text:p/>
          </table:table-cell>
          <table:table-cell table:formula="of:=IF([.C27]=&quot;Compra&quot;;[.D27]*[.E27];&quot;&quot;)">
            <text:p/>
          </table:table-cell>
          <table:table-cell table:formula="of:=IF([.C27]=&quot;Vende&quot;;[$Datos.E25];&quot;&quot;)">
            <text:p/>
          </table:table-cell>
          <table:table-cell table:formula="of:=IF([.C27]=&quot;Vende&quot;;[.K26];&quot;&quot;)">
            <text:p/>
          </table:table-cell>
          <table:table-cell table:formula="of:=IF([.G27]=&quot;&quot;;&quot;&quot;;IF([.H27]=&quot;&quot;;&quot;&quot;;[.G27]*[.H27]))">
            <text:p/>
          </table:table-cell>
          <table:table-cell table:formula="of:=IF([.C27]=&quot;Vende&quot;;IF([.J26]=&quot;&quot;;&quot;&quot;;IF([.G27]=&quot;&quot;;&quot;&quot;;[.J26]-[.G27]));IF([.C27]=&quot;Compra&quot;;IF([.J26]=&quot;&quot;;&quot;&quot;;IF([.D27]=&quot;&quot;;&quot;&quot;;[.J26]+[.D27]));&quot;&quot;))">
            <text:p/>
          </table:table-cell>
          <table:table-cell table:formula="of:=IF([.J27]=&quot;&quot;;&quot;&quot;;IF([.L27]=&quot;&quot;;&quot;&quot;;[.L27]/[.J27]))">
            <text:p/>
          </table:table-cell>
          <table:table-cell table:formula="of:=IF([.C27]=&quot;Vende&quot;;IF([.L26]=&quot;&quot;;&quot;&quot;;IF([.I27]=&quot;&quot;;&quot;&quot;;[.L26]-[.I27]));IF([.C27]=&quot;Compra&quot;;IF([.L26]=&quot;&quot;;&quot;&quot;;IF([.F27]=&quot;&quot;;&quot;&quot;;[.L26]+[.F27]));&quot;&quot;))">
            <text:p/>
          </table:table-cell>
          <table:table-cell table:formula="of:=IF([.L28]=&quot;&quot;;[.L27];&quot;&quot;)">
            <text:p/>
          </table:table-cell>
          <table:table-cell/>
          <table:table-cell table:formula="of:=IF([.L27]=0;[.L26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26]" office:value-type="float" office:value="22" calcext:value-type="float">
            <text:p>22</text:p>
          </table:table-cell>
          <table:table-cell table:formula="of:=IF([$Datos.C26]=&quot;&quot;;&quot;&quot;;[$Datos.C26])">
            <text:p/>
          </table:table-cell>
          <table:table-cell table:formula="of:=IF([$Datos.D26]=&quot;&quot;;&quot;&quot;;[$Datos.D26])">
            <text:p/>
          </table:table-cell>
          <table:table-cell table:formula="of:=IF([.C28]=&quot;Compra&quot;;[$Datos.E26];&quot;&quot;)">
            <text:p/>
          </table:table-cell>
          <table:table-cell table:formula="of:=IF([.C28]=&quot;Compra&quot;;[$Datos.F26];&quot;&quot;)">
            <text:p/>
          </table:table-cell>
          <table:table-cell table:formula="of:=IF([.C28]=&quot;Compra&quot;;[.D28]*[.E28];&quot;&quot;)">
            <text:p/>
          </table:table-cell>
          <table:table-cell table:formula="of:=IF([.C28]=&quot;Vende&quot;;[$Datos.E26];&quot;&quot;)">
            <text:p/>
          </table:table-cell>
          <table:table-cell table:formula="of:=IF([.C28]=&quot;Vende&quot;;[.K27];&quot;&quot;)">
            <text:p/>
          </table:table-cell>
          <table:table-cell table:formula="of:=IF([.G28]=&quot;&quot;;&quot;&quot;;IF([.H28]=&quot;&quot;;&quot;&quot;;[.G28]*[.H28]))">
            <text:p/>
          </table:table-cell>
          <table:table-cell table:formula="of:=IF([.C28]=&quot;Vende&quot;;IF([.J27]=&quot;&quot;;&quot;&quot;;IF([.G28]=&quot;&quot;;&quot;&quot;;[.J27]-[.G28]));IF([.C28]=&quot;Compra&quot;;IF([.J27]=&quot;&quot;;&quot;&quot;;IF([.D28]=&quot;&quot;;&quot;&quot;;[.J27]+[.D28]));&quot;&quot;))">
            <text:p/>
          </table:table-cell>
          <table:table-cell table:formula="of:=IF([.J28]=&quot;&quot;;&quot;&quot;;IF([.L28]=&quot;&quot;;&quot;&quot;;[.L28]/[.J28]))">
            <text:p/>
          </table:table-cell>
          <table:table-cell table:formula="of:=IF([.C28]=&quot;Vende&quot;;IF([.L27]=&quot;&quot;;&quot;&quot;;IF([.I28]=&quot;&quot;;&quot;&quot;;[.L27]-[.I28]));IF([.C28]=&quot;Compra&quot;;IF([.L27]=&quot;&quot;;&quot;&quot;;IF([.F28]=&quot;&quot;;&quot;&quot;;[.L27]+[.F28]));&quot;&quot;))">
            <text:p/>
          </table:table-cell>
          <table:table-cell table:formula="of:=IF([.L29]=&quot;&quot;;[.L28];&quot;&quot;)">
            <text:p/>
          </table:table-cell>
          <table:table-cell/>
          <table:table-cell table:formula="of:=IF([.L28]=0;[.L27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27]" office:value-type="float" office:value="23" calcext:value-type="float">
            <text:p>23</text:p>
          </table:table-cell>
          <table:table-cell table:formula="of:=IF([$Datos.C27]=&quot;&quot;;&quot;&quot;;[$Datos.C27])">
            <text:p/>
          </table:table-cell>
          <table:table-cell table:formula="of:=IF([$Datos.D27]=&quot;&quot;;&quot;&quot;;[$Datos.D27])">
            <text:p/>
          </table:table-cell>
          <table:table-cell table:formula="of:=IF([.C29]=&quot;Compra&quot;;[$Datos.E27];&quot;&quot;)">
            <text:p/>
          </table:table-cell>
          <table:table-cell table:formula="of:=IF([.C29]=&quot;Compra&quot;;[$Datos.F27];&quot;&quot;)">
            <text:p/>
          </table:table-cell>
          <table:table-cell table:formula="of:=IF([.C29]=&quot;Compra&quot;;[.D29]*[.E29];&quot;&quot;)">
            <text:p/>
          </table:table-cell>
          <table:table-cell table:formula="of:=IF([.C29]=&quot;Vende&quot;;[$Datos.E27];&quot;&quot;)">
            <text:p/>
          </table:table-cell>
          <table:table-cell table:formula="of:=IF([.C29]=&quot;Vende&quot;;[.K28];&quot;&quot;)">
            <text:p/>
          </table:table-cell>
          <table:table-cell table:formula="of:=IF([.G29]=&quot;&quot;;&quot;&quot;;IF([.H29]=&quot;&quot;;&quot;&quot;;[.G29]*[.H29]))">
            <text:p/>
          </table:table-cell>
          <table:table-cell table:formula="of:=IF([.C29]=&quot;Vende&quot;;IF([.J28]=&quot;&quot;;&quot;&quot;;IF([.G29]=&quot;&quot;;&quot;&quot;;[.J28]-[.G29]));IF([.C29]=&quot;Compra&quot;;IF([.J28]=&quot;&quot;;&quot;&quot;;IF([.D29]=&quot;&quot;;&quot;&quot;;[.J28]+[.D29]));&quot;&quot;))">
            <text:p/>
          </table:table-cell>
          <table:table-cell table:formula="of:=IF([.J29]=&quot;&quot;;&quot;&quot;;IF([.L29]=&quot;&quot;;&quot;&quot;;[.L29]/[.J29]))">
            <text:p/>
          </table:table-cell>
          <table:table-cell table:formula="of:=IF([.C29]=&quot;Vende&quot;;IF([.L28]=&quot;&quot;;&quot;&quot;;IF([.I29]=&quot;&quot;;&quot;&quot;;[.L28]-[.I29]));IF([.C29]=&quot;Compra&quot;;IF([.L28]=&quot;&quot;;&quot;&quot;;IF([.F29]=&quot;&quot;;&quot;&quot;;[.L28]+[.F29]));&quot;&quot;))">
            <text:p/>
          </table:table-cell>
          <table:table-cell table:formula="of:=IF([.L30]=&quot;&quot;;[.L29];&quot;&quot;)">
            <text:p/>
          </table:table-cell>
          <table:table-cell/>
          <table:table-cell table:formula="of:=IF([.L29]=0;[.L28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 table:formula="of:=[$Datos.B28]" office:value-type="float" office:value="24" calcext:value-type="float">
            <text:p>24</text:p>
          </table:table-cell>
          <table:table-cell table:formula="of:=IF([$Datos.C28]=&quot;&quot;;&quot;&quot;;[$Datos.C28])">
            <text:p/>
          </table:table-cell>
          <table:table-cell table:formula="of:=IF([$Datos.D28]=&quot;&quot;;&quot;&quot;;[$Datos.D28])">
            <text:p/>
          </table:table-cell>
          <table:table-cell table:formula="of:=IF([.C30]=&quot;Compra&quot;;[$Datos.E28];&quot;&quot;)">
            <text:p/>
          </table:table-cell>
          <table:table-cell table:formula="of:=IF([.C30]=&quot;Compra&quot;;[$Datos.F28];&quot;&quot;)">
            <text:p/>
          </table:table-cell>
          <table:table-cell table:formula="of:=IF([.C30]=&quot;Compra&quot;;[.D30]*[.E30];&quot;&quot;)">
            <text:p/>
          </table:table-cell>
          <table:table-cell table:formula="of:=IF([.C30]=&quot;Vende&quot;;[$Datos.E28];&quot;&quot;)">
            <text:p/>
          </table:table-cell>
          <table:table-cell table:formula="of:=IF([.C30]=&quot;Vende&quot;;[.K29];&quot;&quot;)">
            <text:p/>
          </table:table-cell>
          <table:table-cell table:formula="of:=IF([.G30]=&quot;&quot;;&quot;&quot;;IF([.H30]=&quot;&quot;;&quot;&quot;;[.G30]*[.H30]))">
            <text:p/>
          </table:table-cell>
          <table:table-cell table:formula="of:=IF([.C30]=&quot;Vende&quot;;IF([.J29]=&quot;&quot;;&quot;&quot;;IF([.G30]=&quot;&quot;;&quot;&quot;;[.J29]-[.G30]));IF([.C30]=&quot;Compra&quot;;IF([.J29]=&quot;&quot;;&quot;&quot;;IF([.D30]=&quot;&quot;;&quot;&quot;;[.J29]+[.D30]));&quot;&quot;))">
            <text:p/>
          </table:table-cell>
          <table:table-cell table:formula="of:=IF([.J30]=&quot;&quot;;&quot;&quot;;IF([.L30]=&quot;&quot;;&quot;&quot;;[.L30]/[.J30]))">
            <text:p/>
          </table:table-cell>
          <table:table-cell table:formula="of:=IF([.C30]=&quot;Vende&quot;;IF([.L29]=&quot;&quot;;&quot;&quot;;IF([.I30]=&quot;&quot;;&quot;&quot;;[.L29]-[.I30]));IF([.C30]=&quot;Compra&quot;;IF([.L29]=&quot;&quot;;&quot;&quot;;IF([.F30]=&quot;&quot;;&quot;&quot;;[.L29]+[.F30]));&quot;&quot;))">
            <text:p/>
          </table:table-cell>
          <table:table-cell table:formula="of:=IF([.L31]=&quot;&quot;;[.L30];&quot;&quot;)">
            <text:p/>
          </table:table-cell>
          <table:table-cell/>
          <table:table-cell table:formula="of:=IF([.L30]=&quot; &quot;;[.L29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2"/>
          <table:table-cell/>
          <table:table-cell table:formula="of:=IF([.L31]=&quot; &quot;;[.L30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2"/>
          <table:table-cell/>
          <table:table-cell table:formula="of:=IF([.L32]=&quot; &quot;;[.L31];&quot; &quot;)" office:value-type="string" office:string-value=" " calcext:value-type="string">
            <text:p><text:s/>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2"/>
          <table:table-cell/>
          <table:table-cell table:formula="of:=IF([.L33]=&quot; &quot;;[.L32];&quot; &quot;)" office:value-type="string" office:string-value=" " calcext:value-type="string">
            <text:p><text:s/></text:p>
          </table:table-cell>
          <table:table-cell table:number-columns-repeated="6"/>
        </table:table-row>
      </table:table>
      <table:table table:name="Beneficio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36">
          <table:table-cell table:number-columns-repeated="15"/>
        </table:table-row>
        <table:table-row table:style-name="ro1">
          <table:table-cell table:number-columns-repeated="5"/>
          <table:table-cell table:style-name="ce21" office:value-type="string" calcext:value-type="string">
            <text:p>Ingresos</text:p>
          </table:table-cell>
          <table:table-cell table:style-name="ce21" office:value-type="string" calcext:value-type="string">
            <text:p>Costes Totales</text:p>
          </table:table-cell>
          <table:table-cell table:number-columns-repeated="3"/>
          <table:table-cell table:style-name="ce21" office:value-type="string" calcext:value-type="string" table:number-columns-spanned="5" table:number-rows-spanned="1">
            <text:p>Realidad</text:p>
          </table:table-cell>
          <table:covered-table-cell table:number-columns-repeated="4" table:style-name="ce20"/>
        </table:table-row>
        <table:table-row table:style-name="ro1">
          <table:table-cell table:number-columns-repeated="5"/>
          <table:table-cell table:style-name="ce27"/>
          <table:table-cell table:style-name="ce14" table:formula="of:=IF([Inventario.C7]=&quot;Vende&quot;;[Inventario.I7];&quot;&quot;)">
            <text:p/>
          </table:table-cell>
          <table:table-cell table:number-columns-repeated="3"/>
          <table:table-cell table:style-name="ce14" table:number-columns-repeated="5"/>
        </table:table-row>
        <table:table-row table:style-name="ro1">
          <table:table-cell table:number-columns-repeated="5"/>
          <table:table-cell table:style-name="ce14" table:formula="of:=IF([Inventario.C8]=&quot;Vende&quot;;[$Datos.E6]*[$Datos.F6];&quot;&quot;)" office:value-type="float" office:value="250" calcext:value-type="float">
            <text:p>250,00</text:p>
          </table:table-cell>
          <table:table-cell table:style-name="ce14" table:formula="of:=IF([Inventario.C8]=&quot;Vende&quot;;[Inventario.I8];&quot;&quot;)" office:value-type="float" office:value="125" calcext:value-type="float">
            <text:p>125,00</text:p>
          </table:table-cell>
          <table:table-cell table:number-columns-repeated="3"/>
          <table:table-cell table:style-name="ce14"/>
          <table:table-cell table:style-name="ce26" office:value-type="string" calcext:value-type="string">
            <text:p>Ventas</text:p>
          </table:table-cell>
          <table:table-cell table:style-name="ce14"/>
          <table:table-cell table:style-name="ce26" office:value-type="string" calcext:value-type="string">
            <text:p>Compras</text:p>
          </table:table-cell>
          <table:table-cell table:style-name="ce14"/>
        </table:table-row>
        <table:table-row table:style-name="ro1">
          <table:table-cell table:number-columns-repeated="5"/>
          <table:table-cell table:style-name="ce14" table:formula="of:=IF([Inventario.C9]=&quot;Vende&quot;;[$Datos.E7]*[$Datos.F7];&quot;&quot;)">
            <text:p/>
          </table:table-cell>
          <table:table-cell table:style-name="ce14" table:formula="of:=IF([Inventario.C9]=&quot;Vende&quot;;[Inventario.I9];&quot;&quot;)">
            <text:p/>
          </table:table-cell>
          <table:table-cell table:number-columns-repeated="3"/>
          <table:table-cell table:style-name="ce14"/>
          <table:table-cell table:style-name="ce14" table:formula="of:=IF([.F44]=0;0;[.F44])" office:value-type="float" office:value="1026" calcext:value-type="float">
            <text:p>1026,00</text:p>
          </table:table-cell>
          <table:table-cell table:style-name="ce26" office:value-type="string" calcext:value-type="string">
            <text:p>Ventas-Compras</text:p>
          </table:table-cell>
          <table:table-cell table:style-name="ce14" table:formula="of:=IF(SUM([Inventario.F7:.F12])=&quot;&quot;;0;SUM([Inventario.F7:.F12]))" office:value-type="float" office:value="160" calcext:value-type="float">
            <text:p>160,00</text:p>
          </table:table-cell>
          <table:table-cell table:style-name="ce14"/>
        </table:table-row>
        <table:table-row table:style-name="ro1">
          <table:table-cell table:number-columns-repeated="5"/>
          <table:table-cell table:style-name="ce14" table:formula="of:=IF([Inventario.C10]=&quot;Vende&quot;;[$Datos.E8]*[$Datos.F8];&quot;&quot;)">
            <text:p/>
          </table:table-cell>
          <table:table-cell table:style-name="ce14" table:formula="of:=IF([Inventario.C10]=&quot;Vende&quot;;[Inventario.I10];&quot;&quot;)">
            <text:p/>
          </table:table-cell>
          <table:table-cell table:number-columns-repeated="3"/>
          <table:table-cell table:style-name="ce14" table:number-columns-repeated="2"/>
          <table:table-cell table:style-name="ce14" table:formula="of:=IF([.L40]=0;0;IF([.N40]=0;0;[.L40]-[.N40]))" office:value-type="float" office:value="866" calcext:value-type="float">
            <text:p>866,00</text:p>
          </table:table-cell>
          <table:table-cell table:style-name="ce14" table:number-columns-repeated="2"/>
        </table:table-row>
        <table:table-row table:style-name="ro1">
          <table:table-cell table:number-columns-repeated="5"/>
          <table:table-cell table:style-name="ce14" table:formula="of:=IF([Inventario.C11]=&quot;Vende&quot;;[$Datos.E9]*[$Datos.F9];&quot;&quot;)" office:value-type="float" office:value="600" calcext:value-type="float">
            <text:p>600,00</text:p>
          </table:table-cell>
          <table:table-cell table:style-name="ce14" table:formula="of:=IF([Inventario.C11]=&quot;Vende&quot;;[Inventario.I11];&quot;&quot;)" office:value-type="float" office:value="176.25" calcext:value-type="float">
            <text:p>176,25</text:p>
          </table:table-cell>
          <table:table-cell table:number-columns-repeated="3"/>
          <table:table-cell table:style-name="ce14" table:number-columns-repeated="5"/>
        </table:table-row>
        <table:table-row table:style-name="ro1">
          <table:table-cell table:number-columns-repeated="5"/>
          <table:table-cell table:style-name="ce14" table:formula="of:=IF([Inventario.C12]=&quot;Vende&quot;;[$Datos.E10]*[$Datos.F10];&quot;&quot;)" office:value-type="float" office:value="176" calcext:value-type="float">
            <text:p>176,00</text:p>
          </table:table-cell>
          <table:table-cell table:style-name="ce14" table:formula="of:=IF([Inventario.C12]=&quot;Vende&quot;;[Inventario.I12];&quot;&quot;)" office:value-type="float" office:value="47" calcext:value-type="float">
            <text:p>47,00</text:p>
          </table:table-cell>
          <table:table-cell table:number-columns-repeated="3"/>
          <table:table-cell table:style-name="ce14" table:number-columns-repeated="2"/>
          <table:table-cell table:style-name="ce26" office:value-type="string" calcext:value-type="string">
            <text:p>Ef-Ei</text:p>
          </table:table-cell>
          <table:table-cell table:style-name="ce14" table:number-columns-repeated="2"/>
        </table:table-row>
        <table:table-row table:style-name="ro1">
          <table:table-cell table:number-columns-repeated="5"/>
          <table:table-cell table:style-name="ce26" table:formula="of:=IF(SUM([.F38:.F43])=0;0;SUM([.F38:.F43]))" office:value-type="float" office:value="1026" calcext:value-type="float">
            <text:p>1026,00</text:p>
          </table:table-cell>
          <table:table-cell table:style-name="ce26" table:formula="of:=IF(SUM([.G38:.G43])=0;0;SUM([.G38:.G43]))" office:value-type="float" office:value="348.25" calcext:value-type="float">
            <text:p>348,25</text:p>
          </table:table-cell>
          <table:table-cell table:style-name="ce28" table:formula="of:=IF([.F44]=0;0;IF([.G44]=0;0;[.F44]-[.G44]))" office:value-type="float" office:value="677.75" calcext:value-type="float">
            <text:p>677,75</text:p>
          </table:table-cell>
          <table:table-cell table:style-name="ce17" office:value-type="string" calcext:value-type="string">
            <text:p>Beneficio</text:p>
          </table:table-cell>
          <table:table-cell/>
          <table:table-cell table:style-name="ce14" table:number-columns-repeated="2"/>
          <table:table-cell table:style-name="ce14" table:formula="of:=SUM([$Inventario.M7:.M30])-[$Inventario.L7]" office:value-type="float" office:value="-188.25" calcext:value-type="float">
            <text:p>-188,25</text:p>
          </table:table-cell>
          <table:table-cell table:style-name="ce26" office:value-type="string" calcext:value-type="string">
            <text:p>Beneficio</text:p>
          </table:table-cell>
          <table:table-cell table:style-name="ce26" table:formula="of:=IF([.M41]=0;0;IF([.M44]=0;0;[.M41]+[.M44]))" office:value-type="float" office:value="677.75" calcext:value-type="float">
            <text:p>677,75</text:p>
          </table:table-cell>
        </table:table-row>
      </table:table>
      <table:table table:name="Auxiliar" table:style-name="ta1">
        <table:table-column table:style-name="co1" table:number-columns-repeated="4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nici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r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en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10:34:23.86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2:30:46.610000000</meta:creation-date>
    <dc:date>2025-01-22T12:56:43.876000000</dc:date>
    <meta:editing-duration>PT3H42M53S</meta:editing-duration>
    <meta:editing-cycles>11</meta:editing-cycles>
    <meta:generator>LibreOffice/7.6.0.3$Windows_X86_64 LibreOffice_project/69edd8b8ebc41d00b4de3915dc82f8f0fc3b6265</meta:generator>
    <meta:document-statistic meta:table-count="4" meta:cell-count="433" meta:object-count="0"/>
  </office:meta>
</office:document-meta>
</file>